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/>
    </style:style>
    <style:style style:name="T2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eclaration:</text:span></text:p>
      <text:p text:style-name="Standard">We hereby declare that the work contained in the following document is entirely the work of the undersigned. Those signed below have agreed the following split of marks for the project:</text:p>
      <text:p text:style-name="Standard"><text:span text:style-name="T2">Alex Jones<text:tab/><text:tab/><text:tab/><text:tab/> 20%</text:span></text:p>
      <text:p text:style-name="Standard"><text:span text:style-name="T2">Charles Crawford<text:tab/><text:tab/><text:tab/> 20%</text:span></text:p>
      <text:p text:style-name="Standard"><text:span text:style-name="T2">Jack Williams<text:tab/><text:tab/><text:tab/> 20%</text:span></text:p>
      <text:p text:style-name="Standard"><text:span text:style-name="T2">Liam Wardle <text:tab/><text:tab/><text:tab/> 20%</text:span><text:bookmark text:name="_GoBack"/></text:p>
      <text:p text:style-name="Standard"><text:span text:style-name="T2">Yucheng Zhu <text:tab/><text:tab/><text:tab/> 20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</meta:initial-creator>
    <meta:editing-cycles>2</meta:editing-cycles>
    <meta:creation-date>2016-01-11T20:54:00</meta:creation-date>
    <dc:date>2016-01-17T11:22:16.170775418</dc:date>
    <meta:editing-duration>PT2S</meta:editing-duration>
    <meta:generator>LibreOffice/4.2.8.2$Linux_X86_64 LibreOffice_project/420m0$Build-2</meta:generator>
    <meta:document-statistic meta:table-count="0" meta:image-count="0" meta:object-count="0" meta:page-count="1" meta:paragraph-count="7" meta:word-count="47" meta:character-count="296" meta:non-whitespace-character-count="23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